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Caladea" svg:font-family="Caladea"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office:font-face-decls>
  <office:automatic-styles>
    <style:style style:name="Tablo1" style:family="table">
      <style:table-properties style:width="11.441cm" table:align="right" style:writing-mode="lr-tb"/>
    </style:style>
    <style:style style:name="Tablo1.A" style:family="table-column">
      <style:table-column-properties style:column-width="11.441cm"/>
    </style:style>
    <style:style style:name="Tablo1.A1" style:family="table-cell">
      <style:table-cell-properties fo:padding="0.097cm" fo:border="0.05pt solid #000000"/>
    </style:style>
    <style:style style:name="Tablo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00%" fo:text-align="justify" style:justify-single-word="false" style:writing-mode="lr-tb"/>
      <style:text-properties style:font-name="Caladea" fo:font-size="14pt" style:font-size-asian="14pt" style:font-size-complex="14pt"/>
    </style:style>
    <style:style style:name="P3" style:family="paragraph" style:parent-style-name="Text_20_body">
      <style:paragraph-properties fo:margin-top="0cm" fo:margin-bottom="0cm" loext:contextual-spacing="false" fo:line-height="100%" fo:text-align="justify" style:justify-single-word="false" style:writing-mode="lr-tb"/>
      <style:text-properties style:font-name="Caladea" fo:font-size="14pt" officeooo:paragraph-rsid="0027f142" style:font-size-asian="14pt" style:font-size-complex="14pt"/>
    </style:style>
    <style:style style:name="P4" style:family="paragraph" style:parent-style-name="Text_20_body">
      <style:paragraph-properties fo:margin-top="0cm" fo:margin-bottom="0cm" loext:contextual-spacing="false" fo:line-height="100%" fo:text-align="justify" style:justify-single-word="false" style:writing-mode="lr-tb"/>
      <style:text-properties style:font-name="Caladea" fo:font-size="14pt" officeooo:paragraph-rsid="002fbf87" style:font-size-asian="14pt" style:font-size-complex="14pt"/>
    </style:style>
    <style:style style:name="P5" style:family="paragraph" style:parent-style-name="Text_20_body">
      <style:paragraph-properties fo:margin-top="0cm" fo:margin-bottom="0cm" loext:contextual-spacing="false" fo:line-height="100%" fo:text-align="justify" style:justify-single-word="false" style:writing-mode="lr-tb"/>
      <style:text-properties style:font-name="Caladea" fo:font-size="14pt" fo:font-weight="bold" officeooo:paragraph-rsid="002fbf87" style:font-size-asian="14pt" style:font-weight-asian="bold" style:font-size-complex="14pt" style:font-weight-complex="bold"/>
    </style:style>
    <style:style style:name="P6" style:family="paragraph" style:parent-style-name="Text_20_body">
      <style:paragraph-properties fo:margin-top="0cm" fo:margin-bottom="0cm" loext:contextual-spacing="false" fo:line-height="100%" fo:text-align="justify" style:justify-single-word="false" style:writing-mode="lr-tb"/>
      <style:text-properties style:font-name="Caladea" fo:font-size="13pt" style:font-size-asian="13pt" style:font-size-complex="13pt"/>
    </style:style>
    <style:style style:name="P7" style:family="paragraph" style:parent-style-name="Text_20_body">
      <style:paragraph-properties fo:margin-top="0cm" fo:margin-bottom="0cm" loext:contextual-spacing="false" fo:line-height="100%" fo:text-align="justify" style:justify-single-word="false" style:writing-mode="lr-tb"/>
      <style:text-properties style:font-name="Caladea" fo:font-size="13pt" officeooo:paragraph-rsid="0027f142" style:font-size-asian="13pt" style:font-size-complex="13pt"/>
    </style:style>
    <style:style style:name="P8" style:family="paragraph" style:parent-style-name="Text_20_body">
      <style:paragraph-properties fo:margin-top="0cm" fo:margin-bottom="0cm" loext:contextual-spacing="false" fo:line-height="100%" fo:text-align="justify" style:justify-single-word="false" style:writing-mode="lr-tb"/>
      <style:text-properties style:font-name="Caladea" fo:font-size="13pt" officeooo:paragraph-rsid="002fbf87" style:font-size-asian="13pt" style:font-size-complex="13pt"/>
    </style:style>
    <style:style style:name="P9" style:family="paragraph" style:parent-style-name="Text_20_body">
      <style:paragraph-properties fo:margin-top="0cm" fo:margin-bottom="0cm" loext:contextual-spacing="false" fo:line-height="100%" fo:text-align="justify" style:justify-single-word="false" style:writing-mode="lr-tb"/>
      <style:text-properties style:font-name="Caladea" fo:font-size="13pt" fo:font-weight="bold" style:font-size-asian="13pt" style:font-weight-asian="bold" style:font-size-complex="13pt" style:font-weight-complex="bold"/>
    </style:style>
    <style:style style:name="P10" style:family="paragraph" style:parent-style-name="Text_20_body">
      <style:paragraph-properties fo:margin-top="0cm" fo:margin-bottom="0cm" loext:contextual-spacing="false" fo:line-height="100%" fo:text-align="justify" style:justify-single-word="false" style:writing-mode="lr-tb"/>
      <style:text-properties style:font-name="Caladea" fo:font-size="13pt" fo:font-weight="bold" officeooo:paragraph-rsid="0027f142" style:font-size-asian="13pt" style:font-weight-asian="bold" style:font-size-complex="13pt" style:font-weight-complex="bold"/>
    </style:style>
    <style:style style:name="P1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writing-mode="page"/>
      <style:text-properties style:font-name="Caladea" fo:font-size="14pt" fo:font-weight="bold" officeooo:rsid="00085a25" officeooo:paragraph-rsid="002fbf87" style:font-size-asian="14pt" style:font-weight-asian="bold" style:font-size-complex="14pt" style:font-weight-complex="bold"/>
    </style:style>
    <style:style style:name="P12" style:family="paragraph" style:parent-style-name="Text_20_body" style:master-page-name="Standard">
      <style:paragraph-properties fo:margin-top="0cm" fo:margin-bottom="0cm" loext:contextual-spacing="false" fo:line-height="100%" fo:text-align="center" style:justify-single-word="false" style:page-number="auto" style:writing-mode="lr-tb"/>
      <style:text-properties style:font-name="Caladea" fo:font-size="14pt" fo:font-weight="bold" style:font-size-asian="14pt" style:font-weight-asian="bold" style:font-size-complex="14pt" style:font-weight-complex="bold"/>
    </style:style>
    <style:style style:name="P13" style:family="paragraph" style:parent-style-name="Text_20_body" style:master-page-name="Standard">
      <style:paragraph-properties fo:margin-top="0cm" fo:margin-bottom="0cm" loext:contextual-spacing="false" fo:line-height="100%" fo:text-align="center" style:justify-single-word="false" style:page-number="auto" style:writing-mode="lr-tb"/>
      <style:text-properties style:font-name="Caladea" fo:font-size="14pt" fo:font-weight="bold" officeooo:paragraph-rsid="002fbf87" style:font-size-asian="14pt" style:font-weight-asian="bold" style:font-size-complex="14pt" style:font-weight-complex="bold"/>
    </style:style>
    <style:style style:name="P14" style:family="paragraph" style:parent-style-name="Text_20_body" style:list-style-name="WWNum3">
      <style:paragraph-properties fo:margin-top="0cm" fo:margin-bottom="0cm" loext:contextual-spacing="false" fo:line-height="100%" fo:text-align="justify" style:justify-single-word="false" style:writing-mode="lr-tb"/>
      <style:text-properties style:font-name="Caladea" fo:font-size="13pt" style:font-size-asian="13pt" style:font-size-complex="13pt"/>
    </style:style>
    <style:style style:name="P15" style:family="paragraph" style:parent-style-name="Text_20_body" style:list-style-name="WWNum3">
      <style:paragraph-properties fo:margin-top="0cm" fo:margin-bottom="0cm" loext:contextual-spacing="false" fo:line-height="100%" fo:text-align="justify" style:justify-single-word="false" style:writing-mode="lr-tb"/>
      <style:text-properties style:font-name="Caladea" fo:font-size="13pt" officeooo:paragraph-rsid="0028f94e" style:font-size-asian="13pt" style:font-size-complex="13pt"/>
    </style:style>
    <style:style style:name="P16" style:family="paragraph" style:parent-style-name="Text_20_body" style:list-style-name="WWNum2">
      <style:paragraph-properties fo:margin-top="0cm" fo:margin-bottom="0cm" loext:contextual-spacing="false" fo:line-height="100%" fo:text-align="justify" style:justify-single-word="false" style:writing-mode="lr-tb"/>
      <style:text-properties style:font-name="Caladea" fo:font-size="14pt" officeooo:paragraph-rsid="002fbf87" style:font-size-asian="14pt" style:font-size-complex="14pt"/>
    </style:style>
    <style:style style:name="P17" style:family="paragraph" style:parent-style-name="Text_20_body" style:list-style-name="WWNum3">
      <style:paragraph-properties fo:margin-top="0cm" fo:margin-bottom="0cm" loext:contextual-spacing="false" fo:line-height="100%" fo:text-align="justify" style:justify-single-word="false" style:writing-mode="lr-tb"/>
      <style:text-properties fo:font-size="13pt" style:font-size-asian="13pt" style:font-size-complex="13pt"/>
    </style:style>
    <style:style style:name="P18" style:family="paragraph" style:parent-style-name="Text_20_body">
      <style:paragraph-properties fo:margin-top="0cm" fo:margin-bottom="0cm" loext:contextual-spacing="false" fo:line-height="100%" fo:text-align="justify" style:justify-single-word="false" style:writing-mode="lr-tb"/>
      <style:text-properties officeooo:paragraph-rsid="00328c12"/>
    </style:style>
    <style:style style:name="T1" style:family="text">
      <style:text-properties style:font-name="Caladea"/>
    </style:style>
    <style:style style:name="T2" style:family="text">
      <style:text-properties style:font-name="Caladea" officeooo:rsid="0028f94e"/>
    </style:style>
    <style:style style:name="T3" style:family="text">
      <style:text-properties style:font-name="Caladea" fo:font-size="13pt" style:font-size-asian="13pt" style:font-size-complex="13pt"/>
    </style:style>
    <style:style style:name="T4" style:family="text">
      <style:text-properties style:font-name="Caladea" fo:font-size="13pt" officeooo:rsid="002fbf87" style:font-size-asian="13pt" style:font-size-complex="13pt"/>
    </style:style>
    <style:style style:name="T5" style:family="text">
      <style:text-properties style:font-name="Caladea" fo:font-size="13pt" officeooo:rsid="00328c12" style:font-size-asian="13pt" style:font-size-complex="13pt"/>
    </style:style>
    <style:style style:name="T6" style:family="text">
      <style:text-properties fo:font-weight="bold" style:font-weight-asian="bold" style:font-weight-complex="bold"/>
    </style:style>
    <style:style style:name="T7" style:family="text">
      <style:text-properties fo:font-weight="bold" officeooo:rsid="0028f94e" style:font-weight-asian="bold" style:font-weight-complex="bold"/>
    </style:style>
    <style:style style:name="T8" style:family="text">
      <style:text-properties fo:font-weight="bold" officeooo:rsid="00085a25" style:font-weight-asian="bold" style:font-weight-complex="bold"/>
    </style:style>
    <style:style style:name="T9" style:family="text">
      <style:text-properties officeooo:rsid="0027f142"/>
    </style:style>
    <style:style style:name="T10" style:family="text">
      <style:text-properties officeooo:rsid="0028f94e"/>
    </style:style>
    <style:style style:name="T11" style:family="text">
      <style:text-properties officeooo:rsid="00291630"/>
    </style:style>
    <style:style style:name="T12" style:family="text">
      <style:text-properties officeooo:rsid="002fbf87"/>
    </style:style>
    <style:style style:name="T13" style:family="text">
      <style:text-properties officeooo:rsid="00085a25"/>
    </style:style>
    <style:style style:name="T14" style:family="text">
      <style:text-properties fo:font-size="14pt" fo:font-weight="bold" officeooo:rsid="00085a25" style:font-size-asian="14pt" style:font-weight-asian="bold" style:font-size-complex="14pt" style:font-weight-complex="bold"/>
    </style:style>
    <style:style style:name="T15" style:family="text">
      <style:text-properties officeooo:rsid="00328c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ELİRLİ SÜRELİ KİRA SÖZLEŞMESİ</text:p>
      <text:p text:style-name="P2"><text:span text:style-name="T6">Kira</text:span><text:span text:style-name="T7">la</text:span><text:span text:style-name="T6">ya</text:span><text:span text:style-name="T7">n</text:span><text:tab/><text:tab/></text:p>
      <text:p text:style-name="P6">Adı Soyadı<text:tab/><text:tab/>: <text:tab/><text:span text:style-name="T10">ALİ UMUT</text:span> BALCI</text:p>
      <text:p text:style-name="P6">Sözleşme Tarih-No<text:tab/>:<text:tab/><text:span text:style-name="T12">30 EKİM</text:span> 2019 /2020-2906005 <text:s text:c="2"/></text:p>
      <text:p text:style-name="P3"><text:span text:style-name="T6">Kiracı</text:span><text:tab/></text:p>
      <text:p text:style-name="P8">Adı Soyadı<text:span text:style-name="T9">-TC No<text:tab/></text:span>: <text:tab/><text:span text:style-name="T14">Dursun DURMUŞ (471 3724 3078)</text:span></text:p>
      <text:p text:style-name="P8">Adres <text:span text:style-name="T9">- Telefon</text:span><text:tab/>:<text:tab/><text:span text:style-name="T12">İsmail Altıngövde Cad. <text:s/>No:21-D TOKAT – 0541 761 0660</text:span></text:p>
      <text:p text:style-name="P10">Mecur</text:p>
      <text:p text:style-name="P7">Cinsi<text:tab/><text:tab/><text:tab/>:<text:tab/><text:span text:style-name="T12">240 m2 Üstü Çatılı İşyeri</text:span></text:p>
      <text:p text:style-name="P6"><text:span text:style-name="T9">K</text:span>ullanı<text:span text:style-name="T9">m Amacı</text:span><text:tab/>:<text:tab/><text:span text:style-name="T12">Oto Tamirhane, çıkma o</text:span>to <text:span text:style-name="T12">parça satışı</text:span> <text:s text:c="2"/></text:p>
      <text:p text:style-name="P8">Adresi<text:tab/><text:tab/>:<text:tab/> <text:span text:style-name="T12">İsmail Altıngövde Cad. <text:s/>No:21-D TOKAT</text:span></text:p>
      <text:p text:style-name="P6">Tapu bilgiler<text:span text:style-name="T10">i</text:span><text:tab/>: Pafta <text:tab/>: <text:tab/><text:tab/>Ada <text:tab/>: <text:span text:style-name="T12">1245</text:span><text:tab/><text:tab/>Parsel<text:tab/> <text:s text:c="3"/>: 2</text:p>
      <text:p text:style-name="P6">Abone Bilgileri<text:tab/>: Elektrik<text:tab/>:<text:tab/> <text:tab/>Su <text:tab/>:<text:tab/><text:tab/>Doğalgaz:<text:tab/></text:p>
      <text:p text:style-name="P2"><text:span text:style-name="T6">Kiranın</text:span> </text:p>
      <text:p text:style-name="P6">Başlangıç tarihi<text:tab/>: 30 <text:span text:style-name="T12">EKİM</text:span> 2019<text:tab/>Bitiş tarihi : 29 <text:span text:style-name="T12">EKİM </text:span>2020<text:tab/><text:span text:style-name="T9">Süre : BİR YIL</text:span></text:p>
      <text:p text:style-name="P18"><text:span text:style-name="T3">Bedeli<text:tab/><text:tab/><text:tab/>: </text:span><text:span text:style-name="T4">3</text:span><text:span text:style-name="T5">1</text:span><text:span text:style-name="T4">.</text:span><text:span text:style-name="T5">610</text:span><text:span text:style-name="T3">,00 </text:span><text:span text:style-name="T4">TL</text:span><text:span text:style-name="T3"> (</text:span><text:span text:style-name="T4">Otuz</text:span><text:span text:style-name="T3"> </text:span><text:span text:style-name="T5">Bir Bin Altı Yüz On</text:span><text:span text:style-name="T3">) </text:span><text:span text:style-name="T4">TL</text:span><text:span text:style-name="T3"> + KİRA STOPAJI </text:span></text:p>
      <text:p text:style-name="P6">Ödeme <text:span text:style-name="T9">Vadesi</text:span><text:tab/>: <text:span text:style-name="T9">Kira Başlangıç tarihinde b</text:span>anka hesa<text:span text:style-name="T9">bına yatırılacak.</text:span><text:tab/><text:tab/><text:tab/></text:p>
      <text:p text:style-name="P9">Şartlar</text:p>
      <text:list xml:id="list2803893180" text:style-name="WWNum3">
        <text:list-item>
          <text:p text:style-name="P15">Kiracı mecuru, başkasına devredemez, yanına ortak alamaz, tümünü veya bir kısmını üçüncü şahıslara devredemez, ciro edemez, kiraya veremez. <text:s/>Kiraya verene bildirmeden bu durumların gerçekleştirilmesi ile ortaya çıkacak <text:s/>her türlü zararı kiracı tanzime mecburdur. Vakı zararın üçüncü şahıs tarafından yapılmış olması kiraya verenin zararı kiracıdan talep hakkına tesir etmez. Bu gibi durumların oluşması, kiralayanın hakları saklı kalmak kaydıyla, sözleşmenin feshini gerektirir. Kiracı mecuru, en iyi şekilde kullanacak, koruyacak bilhassa temiz tutacaktır.</text:p>
        </text:list-item>
        <text:list-item>
          <text:p text:style-name="P14">Kiracı elektrik, su vb. abone<text:span text:style-name="T10">likleri</text:span>, kira başlangıcında üzerine alacaktır ve kira müddeti boyunca bu giderler kiracıya aittir.</text:p>
        </text:list-item>
        <text:list-item>
          <text:p text:style-name="P14">Her türlü resim vergi ve harçlar, ÇTV, stopaj vergisi ve kira süresi içerisinde <text:s/>ortaya çıkabilecek her türlü resmi ödemeler, vergi ve harçlar kiracı tarafından ödenecektir. Sözleşme tutarı, vergiler düşüldükten sonra ödenen miktardır.</text:p>
        </text:list-item>
        <text:list-item>
          <text:p text:style-name="P14">Taşınmazın varsa ortak giderleri kiracı tarafından ödenecektir. <text:tab/><text:tab/></text:p>
        </text:list-item>
        <text:list-item>
          <text:p text:style-name="P14">Taşınmazda bulunan tuvalet, la<text:bookmark text:name="_GoBack"/>vabo <text:s/>banyo, vb. malzemeler kiracıya sağlam olarak teslim edilmiştir ve kira bitiminde kiracı bu malzemeleri sağlam ve eksiksiz olarak teslim etmekle yükümlüdür. Malzemelerde hasar oluşması durumunda kiracı ödemekle yükümlüdür. </text:p>
        </text:list-item>
        <text:list-item>
          <text:p text:style-name="P14">Mecurun heyeti aslisine zarar vermemek kaydıyla kiracı tarafından yapılmak istenen imalatlar kiraya verenin iznine tabiidir.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text:p>
        </text:list-item>
        <text:list-item>
          <text:p text:style-name="P14">Kiracı, kira bitiminde yaptığı bu tip imalatları sökemez, çıkaramaz, kıramaz. Kiracı bu tip imalatları sağlam olarak kiraya verene teslim etmekle yükümlüdür. </text:p>
        </text:list-item>
        <text:list-item>
          <text:p text:style-name="P15"><text:soft-page-break/>Yıllık kira artışı, Borçlar Kanununun 344. Maddesinde belirtildiği üzere, sözleşme tarihine denk gelen ortalama yıllık <text:span text:style-name="T12">Üretici</text:span> Fiyat endeksine göre yapılır. Belirlenen rakam kira başlangıcında kiralayanın banka hesabına yatırılacaktır. Ödemenin tamamının geciktirilmesi durumunda tamamı üzerinden, bir kısmının geciktirilmesi durumunda, geciktirilen tutar üzerinden, ödem<text:span text:style-name="T11">e</text:span>nin yapıldığı aydaki Tüketici Fiyat Endeksi oranında gecikme faizi uygulanarak ödeme yapılacaktır. <text:s/></text:p>
        </text:list-item>
        <text:list-item>
          <text:p text:style-name="P15">İşbu sözleşme, Belirli Süreli Kira Sözleşmesi olup, sözleşmede belirtilen kira başlangıç ve bitiş süreleri kesindir. Mecur 1 (bir) yıllığına kiraya verilmiş ve </text:p>
          <text:p text:style-name="P15">tarihler belirlenmiştir. Kiracı kirada bulunması dolayısı ile kirayı uzatma hakkına sahip değildir. Kira süresinin bitim tarihinden 30 gün önce taraflarca </text:p>
          <text:p text:style-name="P15">anlaşma sağlanır ve ödemesi yapılırsa sözleşme bir yıl daha uzatılabilir. Sözleşme uzatma yetkisi tek taraflı olarak <text:s/>kiraya verene aittir. </text:p>
        </text:list-item>
        <text:list-item>
          <text:p text:style-name="P17"><text:span text:style-name="T2">İş</text:span><text:span text:style-name="T1">bu sözleşmenin herhangi bir maddesinin ihlali ile sözleşme fesh edilir ve kiracı mecuru hiçbir ihtara gerek kalmadan boşaltmakla yükümlüdür. İşbu sözleşme kira bedelinin peşin ödenmesi ile yürürlüğe girer. Ödeme çek veya senet ile taahhüt edilmiş ise ödemenin zamanında <text:s/>ödenmemesi durumunda kiracı mecuru kayıtsız şartsız boşaltmayı ve oturduğu sürenin bedelini yasal faizi ile birlikte nakit olarak ödemeyi taahhüt ve kabul eder. Ödemenin 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TÜFE artışları ve yasal faizi ile birlikte ödemeyi peşinen kabul ve taahhüt eder. </text:span></text:p>
        </text:list-item>
        <text:list-item>
          <text:p text:style-name="P14">Kefil, bu sözşleşmeye attığı imza ile, sözleşme şartlarına uyulmaması ile ortaya çıkabilecek her türlü maddi ve manevi zararların karşılanması hususunda, müteselsilen sorumlu olduğunu kabul ve beyan etmiştir. Kefil ve Şahit, sözleşmeyi imzalayan kişinin, şözleşmede adı geçen kişi olduğunu ve sözleşmeyi imzalayan kişininde aynı kişi olduğuna şahitlik ettiğini kabul ve beyan eder. </text:p>
        </text:list-item>
        <text:list-item>
          <text:p text:style-name="P14">Mecurun satışı durumunda, kiracı mecuru yasal süre içerinde boşaltmayı peşinen kabul ve taahhüt eder.</text:p>
        </text:list-item>
      </text:list>
      <text:p text:style-name="P6">Ek Şartlar</text:p>
      <text:p text:style-name="P6"/>
      <text:p text:style-name="P6"/>
      <text:p text:style-name="P6"/>
      <text:p text:style-name="P6"/>
      <text:p text:style-name="P2">İşbu akit, 2 sayfadan oluşur ve 2 nüsha halinde tanzim edilmiş olup, taraflarca kabul edilmiş ve imzalanmıştır.</text:p>
      <text:p text:style-name="P2">İşbu akitteki bilgilerin doğruluğunu ve sözleşmenin tüm şartlarına uyacağımızı, peşinen kabul ettiğimi beyan ve taahhüt ederim.</text:p>
      <text:p text:style-name="P4">KİRACI<text:tab/><text:tab/>KEFİL <text:tab/><text:tab/>ŞAHİT<text:tab/><text:tab/>KİRAYA VERE<text:span text:style-name="T11">N</text:span></text:p>
      <text:p text:style-name="P4"/>
      <text:p text:style-name="P4"/>
      <text:p text:style-name="P4"/>
      <text:p text:style-name="P4"/>
      <text:p text:style-name="P4"><text:soft-page-break/></text:p>
      <text:p text:style-name="P13">TAHLİYE TAAHHÜTNAMESİ</text:p>
      <text:p text:style-name="P4"><text:tab/>Halen tahtı icarımda bulunan, maliki ve kiraya vereni ve özellikleri aşağıda belirtilen taşınmazı;</text:p>
      <text:list xml:id="list3909186437" text:style-name="WWNum2">
        <text:list-item>
          <text:p text:style-name="P16"><text:span text:style-name="T12">sözkonusu sözleşmede bitim tarihi olan</text:span> bitim tarihinde veya </text:p>
        </text:list-item>
        <text:list-item>
          <text:p text:style-name="P16">taşınmazın başka bir şahıs veya firmaya satışının gerçekleşmesi durumunda 15 (onbeş) işgünü içerisinde, </text:p>
        </text:list-item>
      </text:list>
      <text:p text:style-name="P4">hiçbir kanuni merasime, ihtar ve protesto keşidesine, cevap itasına, tebliğ ve tebellüğe hacet kalmaksızın, kayıtsız ve şartsız olarak boşaltmayı kabul ve taahhüt ediyorum.</text:p>
      <text:p text:style-name="P4"><text:tab/>Gününde tahliye edemediğim veya etmediğim takdirde, kiraya veren veya yetkili kanuni vekili tarafından aleyhime yapılacak, her türlü icra takibatı, mahkeme masrafları, avukatlık ücretleri ve benzeri tüm ücretlerinde tamamen şahsım tarafından karşılanacağını şimdiden <text:s/>kabul, beyan ve taahhüt ediyorum</text:p>
      <table:table table:name="Tablo1" table:style-name="Tablo1">
        <table:table-column table:style-name="Tablo1.A"/>
        <table:table-row>
          <table:table-cell table:style-name="Tablo1.A1" office:value-type="string">
            <text:p text:style-name="P4">TAHLİYE TAAHHÜDÜNDE BULUNAN KİRACI<text:span text:style-name="T9">NIN</text:span></text:p>
          </table:table-cell>
        </table:table-row>
        <table:table-row>
          <table:table-cell table:style-name="Tablo1.A2" office:value-type="string">
            <text:p text:style-name="P4"><text:span text:style-name="T9">Adı - </text:span>Soyad<text:span text:style-name="T9">ı</text:span></text:p>
            <text:p text:style-name="P11">Dursun DURMUŞ (471 3724 3078)<text:tab/></text:p>
          </table:table-cell>
        </table:table-row>
        <table:table-row>
          <table:table-cell table:style-name="Tablo1.A2" office:value-type="string">
            <text:p text:style-name="P4">Taahhüt ettiği Tarih</text:p>
            <text:p text:style-name="P5">30-<text:span text:style-name="T12">1</text:span>0-2019</text:p>
          </table:table-cell>
        </table:table-row>
        <table:table-row>
          <table:table-cell table:style-name="Tablo1.A2" office:value-type="string">
            <text:p text:style-name="P4">İmza</text:p>
            <text:p text:style-name="P4"/>
            <text:p text:style-name="P4"/>
          </table:table-cell>
        </table:table-row>
      </table:table>
      <text:p text:style-name="P4"/>
      <text:p text:style-name="P4"/>
      <text:p text:style-name="P4"/>
      <text:p text:style-name="P4"/>
      <text:p text:style-name="P4"/>
      <text:p text:style-name="P4"/>
      <text:p text:style-name="P8">TAHLİYE TAAHHÜDÜNDE BULUNAN KİRACI</text:p>
      <text:p text:style-name="P8">Adı Soyadı<text:span text:style-name="T9">-TC No<text:tab/><text:tab/></text:span>: <text:span text:style-name="T8">Dursun DURMUŞ (471 3724 3078)</text:span><text:span text:style-name="T13"><text:tab/></text:span></text:p>
      <text:p text:style-name="P8">Adres <text:span text:style-name="T9">- Telefon</text:span><text:tab/><text:tab/>: <text:span text:style-name="T12">İsmail Altıngövde Cad. <text:s/>No:21-D TOKAT</text:span></text:p>
      <text:p text:style-name="P8">TAHLİYE EDİLECEK YERİN</text:p>
      <text:p text:style-name="P8">Adresi<text:tab/><text:tab/><text:tab/>: <text:span text:style-name="T12">İsmail Altıngövde Cad. <text:s/>No:21-D TOKAT</text:span></text:p>
      <text:p text:style-name="P8">Tapu Bilgileri<text:tab/><text:tab/>: Tokat Merkez Yenimahalle Pafta 4, Ada 385, Parsel 22<text:tab/></text:p>
      <text:p text:style-name="P8">Sözleşme Tarihi<text:span text:style-name="T9">-</text:span>No <text:tab/>: 29 Haziran 2019 /2020-2906005 <text:s text:c="2"/></text:p>
      <text:p text:style-name="P8">Kira bitim Tarihi<text:tab/><text:tab/>: <text:span text:style-name="T9">29 Haziran 2019</text:span><text:tab/></text:p>
      <text:p text:style-name="P5"/>
      <text:p text:style-name="P5"/>
      <text:p text:style-name="P5"/>
      <text:p text:style-name="P5"/>
      <text:p text:style-name="P4"/>
      <text:p text:style-name="P4"><text:soft-page-break/></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Caladea" svg:font-family="Caladea"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1" svg:font-family="'Noto Sans Devanagar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Balon_20_Metni_20_Char" style:display-name="Balon Metn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501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mr-comp</meta:initial-creator>
    <meta:editing-cycles>13</meta:editing-cycles>
    <meta:print-date>2019-06-29T14:52:30.404996775</meta:print-date>
    <meta:creation-date>2018-10-25T09:34:00</meta:creation-date>
    <dc:date>2020-06-29T08:52:59.772628627</dc:date>
    <meta:editing-duration>PT3H15M38S</meta:editing-duration>
    <meta:generator>LibreOffice/6.4.4.2$Linux_X86_64 LibreOffice_project/3d775be2011f3886db32dfd395a6a6d1ca2630ff</meta:generator>
    <meta:document-statistic meta:table-count="1" meta:image-count="0" meta:object-count="0" meta:page-count="5" meta:paragraph-count="56" meta:word-count="888" meta:character-count="6403" meta:non-whitespace-character-count="55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